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49cm"/>
    </style:style>
    <style:style style:name="gr2" style:family="graphic" style:parent-style-name="standard">
      <style:graphic-properties draw:stroke="none" svg:stroke-color="#000000" draw:fill="none" draw:fill-color="#ffffff" fo:min-height="7.85cm"/>
    </style:style>
    <style:style style:name="gr3" style:family="graphic" style:parent-style-name="standard">
      <style:graphic-properties draw:stroke="none" svg:stroke-color="#000000" draw:fill="none" draw:fill-color="#ffffff" fo:min-height="1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6cm" fo:min-width="18.384cm"/>
    </style:style>
    <style:style style:name="gr5" style:family="graphic" style:parent-style-name="standard">
      <style:graphic-properties draw:stroke="none" svg:stroke-color="#000000" draw:fill="none" draw:fill-color="#ffffff" fo:min-height="15.7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gr8" style:family="graphic" style:parent-style-name="standard">
      <style:graphic-properties draw:stroke="none" svg:stroke-color="#000000" draw:fill="none" draw:fill-color="#ffffff" fo:min-height="4.75cm"/>
    </style:style>
    <style:style style:name="gr9" style:family="graphic" style:parent-style-name="standard">
      <style:graphic-properties draw:stroke="none" svg:stroke-color="#000000" draw:fill="none" draw:fill-color="#ffffff" fo:min-height="14.266cm"/>
    </style:style>
    <style:style style:name="gr10" style:family="graphic" style:parent-style-name="standard">
      <style:graphic-properties draw:stroke="none" svg:stroke-color="#000000" draw:fill="none" draw:fill-color="#ffffff" fo:min-height="8.581cm"/>
    </style:style>
    <style:style style:name="gr11" style:family="graphic" style:parent-style-name="standard">
      <style:graphic-properties draw:stroke="none" svg:stroke-color="#000000" draw:fill="none" draw:fill-color="#ffffff" fo:min-height="17.4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6.95cm"/>
    </style:style>
    <style:style style:name="gr14" style:family="graphic" style:parent-style-name="standard">
      <style:graphic-properties draw:stroke="none" svg:stroke-color="#000000" draw:fill="none" draw:fill-color="#ffffff" fo:min-height="2.55cm"/>
    </style:style>
    <style:style style:name="gr15" style:family="graphic" style:parent-style-name="standard">
      <style:graphic-properties draw:stroke="none" svg:stroke-color="#000000" draw:fill="none" draw:fill-color="#ffffff" fo:min-height="3.75cm"/>
    </style:style>
    <style:style style:name="gr16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text-properties fo:font-size="18pt"/>
    </style:style>
    <style:style style:name="P3" style:family="paragraph">
      <style:paragraph-properties style:text-autospace="non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style:text-autospace="none"/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8" style:family="paragraph">
      <style:paragraph-properties style:text-autospace="none"/>
      <style:text-properties fo:color="#ff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9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33333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8" style:family="text">
      <style:text-properties fo:color="#333333" fo:font-family="'Courier New'" style:font-family-generic="modern" style:font-pitch="fixed" fo:font-size="18pt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9" style:family="text">
      <style:text-properties fo:color="#333333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0" style:family="text">
      <style:text-properties fo:font-size="18pt"/>
    </style:style>
    <style:style style:name="T11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2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3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4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5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6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7" style:family="text">
      <style:text-properties fo:color="#0000c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8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9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20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1" style:family="text">
      <style:text-properties fo:color="#000000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weight-complex="bold"/>
    </style:style>
    <style:style style:name="T22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3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4" style:family="text">
      <style:text-properties style:use-window-font-color="true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5" style:family="text">
      <style:text-properties style:use-window-font-color="true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color="#000000" fo:font-family="Consolas" style:font-family-generic="swiss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29" style:family="text">
      <style:text-properties fo:color="#3f7f5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0" style:family="text">
      <style:text-properties fo:color="#3f7f5f" fo:font-family="Arial" style:font-style-name="Kursiv" style:font-family-generic="swiss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1" style:family="text">
      <style:text-properties style:use-window-font-color="true" fo:font-family="Arial" style:font-style-name="Kursiv" style:font-family-generic="swiss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2" style:family="text">
      <style:text-properties fo:color="#3f7f5f" style:text-outline="false" style:text-line-through-style="none" fo:font-family="Arial" style:font-style-name="Kursiv" style:font-family-generic="swiss" style:font-pitch="variable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c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4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6" style:family="text">
      <style:text-properties fo:color="#ff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cm" svg:height="5.199cm" svg:x="4.3cm" svg:y="2.9cm">
          <draw:text-box>
            <text:p><text:span text:style-name="T1">Goto Label and Switch</text:span></text:p>
            <text:p><text:span text:style-name="T1"/></text:p>
            <text:p><text:span text:style-name="T2">Implementing Simula Goto Statement in Java using Exception handling and ByteCode Engineering.</text:span></text:p>
          </draw:text-box>
        </draw:frame>
        <draw:frame draw:style-name="gr2" draw:layer="layout" svg:width="16.8cm" svg:height="8.1cm" svg:x="2.1cm" svg:y="12.9cm">
          <draw:text-box>
            <text:p><text:span text:style-name="T3">Simula Standard says:</text:span></text:p>
            <text:p/>
            <text:p><text:span text:style-name="T4">A goto-statement interrupts the normal sequence of operations, by defining its successor explicitly by the value of a designational expression (i.e. a program point). Thus the next statement to be executed is the one at this program point.</text:span></text:p>
            <text:p><text:span text:style-name="T4"/></text:p>
            <text:p><text:span text:style-name="T4">The program point referenced by the designational expression must be visible at the goto-statement </text:span></text:p>
          </draw:text-box>
        </draw:frame>
        <draw:frame draw:style-name="gr3" draw:layer="layout" svg:width="17cm" svg:height="1.675cm" svg:x="2cm" svg:y="26.025cm">
          <draw:text-box>
            <text:p>Jeg tror vi må diskutere hva ''visible'' egentlig bety i denne sammenhengen. Kommer tilbake til det.</text:p>
          </draw:text-box>
        </draw:frame>
      </draw:page>
      <draw:page draw:name="page2" draw:style-name="dp1" draw:master-page-name="Standard">
        <draw:frame draw:style-name="gr4" draw:text-style-name="P2" draw:layer="layout" svg:width="18.884cm" svg:height="8.41cm" svg:x="1cm" svg:y="0.99cm">
          <draw:text-box>
            <text:p><text:span text:style-name="T5">Java does not support labels like Simula. The Java Virtual Machine (JVM), however, has labels.</text:span></text:p>
            <text:p><text:span text:style-name="T5">A JVM-label is simply a relative byte-address within the byte-code of a method.</text:span></text:p>
            <text:p><text:span text:style-name="T6"/></text:p>
            <text:p><text:span text:style-name="T5">This implementation will generate Java-code which is prepared for Byte Code Engineering.</text:span></text:p>
            <text:p><text:span text:style-name="T7">See chapter ..... </text:span></text:p>
            <text:p><text:span text:style-name="T6"/></text:p>
            <text:p><text:span text:style-name="T7">Suppose a Simula program containing labels and goto like this:</text:span></text:p>
            <text:p><text:span text:style-name="T7"/></text:p>
            <text:p><text:span text:style-name="T8"><text:s text:c="5"/></text:span><text:span text:style-name="T9">Begin </text:span></text:p>
            <text:p><text:span text:style-name="T9"><text:s text:c="8"/></text:span><text:span text:style-name="T9">L: ...</text:span></text:p>
            <text:p><text:span text:style-name="T9"><text:s text:c="11"/></text:span><text:span text:style-name="T9">goto L;</text:span></text:p>
            <text:p><text:span text:style-name="T9"><text:s text:c="11"/></text:span><text:span text:style-name="T9">...</text:span></text:p>
            <text:p><text:span text:style-name="T9"><text:s text:c="7"/></text:span><text:span text:style-name="T9">End;</text:span></text:p>
            <text:p><text:span text:style-name="T10"/></text:p>
            <text:p><text:span text:style-name="T7">This will be coded as:</text:span></text:p>
          </draw:text-box>
        </draw:frame>
        <draw:frame draw:style-name="gr5" draw:layer="layout" svg:width="17.2cm" svg:height="16cm" svg:x="1.9cm" svg:y="10.9cm">
          <draw:text-box>
            <text:p text:style-name="P3"><text:span text:style-name="T11"><text:s/></text:span><text:span text:style-name="T11">1. public</text:span><text:span text:style-name="T12"> </text:span><text:span text:style-name="T11">final</text:span><text:span text:style-name="T12"> </text:span><text:span text:style-name="T11">class</text:span><text:span text:style-name="T12"> adHoc00 </text:span><text:span text:style-name="T11">extends</text:span><text:span text:style-name="T12"> BASICIO$ {</text:span></text:p>
            <text:p text:style-name="P3"><text:span text:style-name="T12"><text:s/></text:span><text:span text:style-name="T12">2. <text:s text:c="4"/></text:span><text:span text:style-name="T11">public</text:span><text:span text:style-name="T12"> </text:span><text:span text:style-name="T11">int</text:span><text:span text:style-name="T12"> prefixLevel() { </text:span><text:span text:style-name="T11">return</text:span><text:span text:style-name="T12">(0); }</text:span></text:p>
            <text:p text:style-name="P3"><text:span text:style-name="T12"><text:s/></text:span><text:span text:style-name="T12">3. <text:s text:c="4"/></text:span><text:span text:style-name="T11">final</text:span><text:span text:style-name="T12"> LABQNT$ </text:span><text:span text:style-name="T13">L</text:span><text:span text:style-name="T12">=</text:span><text:span text:style-name="T11">new</text:span><text:span text:style-name="T12"> LABQNT$(</text:span><text:span text:style-name="T11">this</text:span><text:span text:style-name="T12">,0,1); </text:span><text:span text:style-name="T14">// Local Label #1=L</text:span></text:p>
            <text:p text:style-name="P3"><text:span text:style-name="T12"><text:s/></text:span><text:span text:style-name="T12">4. <text:s text:c="4"/></text:span><text:span text:style-name="T11">public</text:span><text:span text:style-name="T12"> adHoc00(RTObject$ </text:span><text:span text:style-name="T15">staticLink</text:span><text:span text:style-name="T12">) {</text:span></text:p>
            <text:p text:style-name="P3"><text:span text:style-name="T12"><text:s/></text:span><text:span text:style-name="T12">5. <text:s text:c="8"/></text:span><text:span text:style-name="T11">super</text:span><text:span text:style-name="T12">(</text:span><text:span text:style-name="T15">staticLink</text:span><text:span text:style-name="T12">);</text:span></text:p>
            <text:p text:style-name="P3"><text:span text:style-name="T12"><text:s/></text:span><text:span text:style-name="T12">6. <text:s text:c="8"/>BBLK();</text:span></text:p>
            <text:p text:style-name="P3"><text:span text:style-name="T12"><text:s/></text:span><text:span text:style-name="T12">7. <text:s text:c="8"/>BPRG(</text:span><text:span text:style-name="T16">"adHoc00"</text:span><text:span text:style-name="T12">);</text:span></text:p>
            <text:p text:style-name="P3"><text:span text:style-name="T12"><text:s/></text:span><text:span text:style-name="T12">8. <text:s text:c="4"/>} </text:span><text:span text:style-name="T14">// End of Constructor</text:span></text:p>
            <text:p text:style-name="P3"><text:span text:style-name="T12"><text:s/></text:span><text:span text:style-name="T12">9. <text:s text:c="2"/></text:span></text:p>
            <text:p text:style-name="P3"><text:span text:style-name="T12">10. <text:s text:c="4"/></text:span><text:span text:style-name="T14">// SimulaProgram Statements</text:span></text:p>
            <text:p text:style-name="P3"><text:span text:style-name="T12">11. <text:s text:c="4"/></text:span><text:span text:style-name="T11">public</text:span><text:span text:style-name="T12"> RTObject$ STM() {</text:span></text:p>
            <text:p text:style-name="P3"><text:span text:style-name="T12">12. <text:s text:c="8"/>adHoc00 </text:span><text:span text:style-name="T15">THIS$</text:span><text:span text:style-name="T12">=(adHoc00)</text:span><text:span text:style-name="T17">CUR$</text:span><text:span text:style-name="T12">;</text:span></text:p>
            <text:p text:style-name="P3"><text:span text:style-name="T12">13. <text:s text:c="8"/>LOOP$:</text:span><text:span text:style-name="T11">while</text:span><text:span text:style-name="T12">(</text:span><text:span text:style-name="T13">JTX$</text:span><text:span text:style-name="T12">&gt;=0) {</text:span></text:p>
            <text:p text:style-name="P3"><text:span text:style-name="T12">14. <text:s text:c="12"/></text:span><text:span text:style-name="T11">try</text:span><text:span text:style-name="T12"> {</text:span></text:p>
            <text:p text:style-name="P3"><text:span text:style-name="T12">15. <text:s text:c="16"/></text:span><text:span text:style-name="T18">JUMPTABLE$</text:span><text:span text:style-name="T12">(</text:span><text:span text:style-name="T13">JTX$</text:span><text:span text:style-name="T12">); </text:span><text:span text:style-name="T14">// For ByteCode Engineering</text:span></text:p>
            <text:p text:style-name="P3"><text:span text:style-name="T12">16. <text:s text:c="16"/></text:span><text:span text:style-name="T14">// Statements ....</text:span></text:p>
            <text:p text:style-name="P3"><text:span text:style-name="T12">17. <text:s text:c="16"/></text:span><text:span text:style-name="T18">LABEL$</text:span><text:span text:style-name="T12">(1); </text:span><text:span text:style-name="T14">// L</text:span></text:p>
            <text:p text:style-name="P3"><text:span text:style-name="T12">18. <text:s text:c="16"/></text:span><text:span text:style-name="T14">// Statements ....</text:span></text:p>
            <text:p text:style-name="P3"><text:span text:style-name="T12">19. <text:s text:c="16"/>throw(</text:span><text:span text:style-name="T13">L</text:span><text:span text:style-name="T12">); </text:span><text:span text:style-name="T14">// GOTO EVALUATED LABEL</text:span></text:p>
            <text:p text:style-name="P3"><text:span text:style-name="T12">20. <text:s text:c="16"/></text:span><text:span text:style-name="T14">// Statements ....</text:span></text:p>
            <text:p text:style-name="P3"><text:span text:style-name="T12">21. <text:s text:c="16"/></text:span><text:span text:style-name="T11">break</text:span><text:span text:style-name="T12"> LOOP$;</text:span></text:p>
            <text:p text:style-name="P3"><text:span text:style-name="T12">22. <text:s text:c="12"/>}</text:span></text:p>
            <text:p text:style-name="P3"><text:span text:style-name="T12">23. <text:s text:c="12"/></text:span><text:span text:style-name="T11">catch</text:span><text:span text:style-name="T12">(LABQNT$ </text:span><text:span text:style-name="T15">q</text:span><text:span text:style-name="T12">) {</text:span></text:p>
            <text:p text:style-name="P3"><text:span text:style-name="T12">24. <text:s text:c="16"/></text:span><text:span text:style-name="T17">CUR$</text:span><text:span text:style-name="T12">=</text:span><text:span text:style-name="T15">THIS$</text:span><text:span text:style-name="T12">;</text:span></text:p>
            <text:p text:style-name="P3"><text:span text:style-name="T12">25. <text:s text:c="16"/></text:span><text:span text:style-name="T11">if</text:span><text:span text:style-name="T12">(</text:span><text:span text:style-name="T15">q</text:span><text:span text:style-name="T12">.</text:span><text:span text:style-name="T13">SL$</text:span><text:span text:style-name="T12">!=</text:span><text:span text:style-name="T17">CUR$</text:span><text:span text:style-name="T12"> || </text:span><text:span text:style-name="T15">q</text:span><text:span text:style-name="T12">.</text:span><text:span text:style-name="T13">prefixLevel</text:span><text:span text:style-name="T12">!=0) {</text:span></text:p>
            <text:p text:style-name="P3"><text:span text:style-name="T12">26. <text:s text:c="20"/></text:span><text:span text:style-name="T17">CUR$</text:span><text:span text:style-name="T12">.</text:span><text:span text:style-name="T13">STATE$</text:span><text:span text:style-name="T12">=OperationalState.</text:span><text:span text:style-name="T19">terminated</text:span><text:span text:style-name="T12">;</text:span></text:p>
            <text:p text:style-name="P3"><text:span text:style-name="T12">27. <text:s text:c="20"/></text:span><text:span text:style-name="T11">throw</text:span><text:span text:style-name="T12">(</text:span><text:span text:style-name="T15">q</text:span><text:span text:style-name="T12">); </text:span><text:span text:style-name="T14">// Re-throw exception for non-local Label</text:span></text:p>
            <text:p text:style-name="P3"><text:span text:style-name="T12">28. <text:s text:c="16"/>}</text:span></text:p>
            <text:p text:style-name="P3"><text:span text:style-name="T12">29. <text:s text:c="16"/></text:span><text:span text:style-name="T13">JTX$</text:span><text:span text:style-name="T12">=</text:span><text:span text:style-name="T15">q</text:span><text:span text:style-name="T12">.</text:span><text:span text:style-name="T13">index</text:span><text:span text:style-name="T12">; </text:span><text:span text:style-name="T11">continue</text:span><text:span text:style-name="T12"> LOOP$; </text:span><text:span text:style-name="T14">// GOTO Local L</text:span></text:p>
            <text:p text:style-name="P3"><text:span text:style-name="T12">30. <text:s text:c="12"/>}</text:span></text:p>
            <text:p text:style-name="P3"><text:span text:style-name="T20">31. <text:s text:c="8"/>}</text:span></text:p>
            <text:p text:style-name="P3"><text:span text:style-name="T12">32. <text:s text:c="8"/>EBLK();</text:span></text:p>
            <text:p text:style-name="P3"><text:span text:style-name="T12">33. <text:s text:c="8"/></text:span><text:span text:style-name="T11">return</text:span><text:span text:style-name="T12">(</text:span><text:span text:style-name="T11">null</text:span><text:span text:style-name="T12">);</text:span></text:p>
            <text:p text:style-name="P3"><text:span text:style-name="T12">34. <text:s text:c="4"/>} </text:span><text:span text:style-name="T14">// End of SimulaProgram Statements</text:span></text:p>
            <text:p text:style-name="P3"><text:span text:style-name="T12">35. }</text:span></text:p>
          </draw:text-box>
        </draw:frame>
        <draw:frame draw:style-name="gr6" draw:layer="layout" svg:width="17cm" svg:height="1.3cm" svg:x="2cm" svg:y="27.4cm">
          <draw:text-box>
            <text:p>This needs a lot of explanation ....</text:p>
          </draw:text-box>
        </draw:frame>
      </draw:page>
      <draw:page draw:name="page3" draw:style-name="dp1" draw:master-page-name="Standard">
        <draw:frame draw:style-name="gr6" draw:layer="layout" svg:width="16.7cm" svg:height="1.3cm" svg:x="1.2cm" svg:y="2.3cm">
          <draw:text-box>
            <text:p><text:span text:style-name="T21"><text:s/></text:span><text:span text:style-name="T21">Label Quantities. </text:span></text:p>
          </draw:text-box>
        </draw:frame>
        <draw:frame draw:style-name="gr7" draw:layer="layout" svg:width="17cm" svg:height="2.2cm" svg:x="1.9cm" svg:y="3.9cm">
          <draw:text-box>
            <text:p><text:span text:style-name="T6">At <text:s/>source line </text:span><text:span text:style-name="T22">3. the label 'L' is declared like this:</text:span></text:p>
            <text:p><text:span text:style-name="T12"/></text:p>
            <text:p><text:span text:style-name="T12"><text:s text:c="5"/></text:span><text:span text:style-name="T11">final</text:span><text:span text:style-name="T12"> $LABQNT </text:span><text:span text:style-name="T13">L</text:span><text:span text:style-name="T12">=</text:span><text:span text:style-name="T11">new</text:span><text:span text:style-name="T12"> $LABQNT(</text:span><text:span text:style-name="T11">this</text:span><text:span text:style-name="T12">,0,1); </text:span><text:span text:style-name="T14">// Local Label #1=L</text:span></text:p>
          </draw:text-box>
        </draw:frame>
        <draw:frame draw:style-name="gr8" draw:text-style-name="P4" draw:layer="layout" svg:width="17.1cm" svg:height="5cm" svg:x="2.1cm" svg:y="6.9cm">
          <draw:text-box>
            <text:p><text:span text:style-name="T6">Where LABQNT is defined by:</text:span></text:p>
            <text:p><text:span text:style-name="T6"/></text:p>
            <text:p text:style-name="P3"><text:span text:style-name="T12"><text:tab/></text:span><text:span text:style-name="T11">public</text:span><text:span text:style-name="T12"> </text:span><text:span text:style-name="T11">final</text:span><text:span text:style-name="T12"> </text:span><text:span text:style-name="T11">class</text:span><text:span text:style-name="T12"> $LABQNT </text:span><text:span text:style-name="T11">extends</text:span><text:span text:style-name="T12"> RuntimeException</text:span></text:p>
            <text:p text:style-name="P3"><text:span text:style-name="T12"><text:tab/></text:span><text:span text:style-name="T12">{ </text:span><text:span text:style-name="T11">public</text:span><text:span text:style-name="T12"> RTObject$ </text:span><text:span text:style-name="T13">SL$</text:span><text:span text:style-name="T12">; </text:span><text:span text:style-name="T14">// Static link, block in which the label is defined.</text:span></text:p>
            <text:p text:style-name="P3"><text:span text:style-name="T12"><text:tab/></text:span><text:span text:style-name="T12"> <text:s/></text:span><text:span text:style-name="T11">public</text:span><text:span text:style-name="T12"> </text:span><text:span text:style-name="T11">int</text:span><text:span text:style-name="T12"> </text:span><text:span text:style-name="T13">prefixLevel</text:span><text:span text:style-name="T12">; </text:span><text:span text:style-name="T14">// PrefixLevel for classes, zero otherwise.</text:span></text:p>
            <text:p text:style-name="P3"><text:span text:style-name="T12"><text:tab/></text:span><text:span text:style-name="T12"> <text:s/></text:span><text:span text:style-name="T11">public</text:span><text:span text:style-name="T12"> </text:span><text:span text:style-name="T11">int</text:span><text:span text:style-name="T12"> </text:span><text:span text:style-name="T13">index</text:span><text:span text:style-name="T12">; </text:span><text:span text:style-name="T14">// Ordinal number of Label within its Scope(staticLink).</text:span></text:p>
            <text:p text:style-name="P3"><text:span text:style-name="T23"><text:tab/></text:span><text:span text:style-name="T23"> <text:s/></text:span></text:p>
            <text:p text:style-name="P3"><text:span text:style-name="T12"><text:tab/></text:span><text:span text:style-name="T12"> <text:s/></text:span><text:span text:style-name="T11">public</text:span><text:span text:style-name="T12"> $LABQNT(RTObject$ </text:span><text:span text:style-name="T15">SL$</text:span><text:span text:style-name="T12">,</text:span><text:span text:style-name="T11">int</text:span><text:span text:style-name="T12"> </text:span><text:span text:style-name="T15">prefixLevel</text:span><text:span text:style-name="T12">,</text:span><text:span text:style-name="T11">int</text:span><text:span text:style-name="T12"> </text:span><text:span text:style-name="T15">index</text:span><text:span text:style-name="T12">)</text:span></text:p>
            <text:p text:style-name="P3"><text:span text:style-name="T12"><text:tab/></text:span><text:span text:style-name="T12"> <text:s/></text:span><text:span text:style-name="T12">{ </text:span><text:span text:style-name="T11">this</text:span><text:span text:style-name="T12">.</text:span><text:span text:style-name="T13">SL$</text:span><text:span text:style-name="T12">=</text:span><text:span text:style-name="T15">SL$</text:span><text:span text:style-name="T12">; </text:span><text:span text:style-name="T11">this</text:span><text:span text:style-name="T12">.</text:span><text:span text:style-name="T13">prefixLevel</text:span><text:span text:style-name="T12">=</text:span><text:span text:style-name="T15">prefixLevel</text:span><text:span text:style-name="T12">; </text:span><text:span text:style-name="T11">this</text:span><text:span text:style-name="T12">.</text:span><text:span text:style-name="T13">index</text:span><text:span text:style-name="T12">=</text:span><text:span text:style-name="T15">index</text:span><text:span text:style-name="T12">; }</text:span></text:p>
            <text:p text:style-name="P3"><text:span text:style-name="T22"><text:tab/></text:span><text:span text:style-name="T22">}</text:span></text:p>
          </draw:text-box>
        </draw:frame>
        <draw:frame draw:style-name="gr9" draw:text-style-name="P4" draw:layer="layout" svg:width="17.7cm" svg:height="14.516cm" svg:x="2cm" svg:y="12cm">
          <draw:text-box>
            <text:p><text:span text:style-name="T6">A goto-statement is simply coded as:</text:span></text:p>
            <text:p><text:span text:style-name="T6"/></text:p>
            <text:p><text:span text:style-name="T6"><text:s text:c="12"/></text:span><text:span text:style-name="T12">throw(</text:span><text:span text:style-name="T13">L</text:span><text:span text:style-name="T12">); </text:span><text:span text:style-name="T14">// GOTO EVALUATED LABEL</text:span></text:p>
            <text:p><text:span text:style-name="T14"/></text:p>
            <text:p><text:span text:style-name="T24">And this exception is catched and tested (lines 23 - 38) throughout the operating chain. If the label does not belong to this block instance the exception is re-thrown.</text:span></text:p>
            <text:p><text:span text:style-name="T24"/></text:p>
            <text:p><text:span text:style-name="T24">In the event of no matching block instances the exception is caught by an </text:span><text:span text:style-name="T25">UncaughtExceptionHandler like this</text:span><text:span text:style-name="T24">:</text:span></text:p>
            <text:p><text:span text:style-name="T24"/></text:p>
            <text:p text:style-name="P3"><text:span text:style-name="T12"><text:s text:c="8"/></text:span><text:span text:style-name="T11">public</text:span><text:span text:style-name="T12"> </text:span><text:span text:style-name="T11">void</text:span><text:span text:style-name="T12"> uncaughtException(Thread </text:span><text:span text:style-name="T15">thread</text:span><text:span text:style-name="T12">, Throwable </text:span><text:span text:style-name="T15">e</text:span><text:span text:style-name="T12">) {</text:span></text:p>
            <text:p text:style-name="P3"><text:span text:style-name="T12"><text:s text:c="12"/></text:span><text:span text:style-name="T11">if</text:span><text:span text:style-name="T12">(</text:span><text:span text:style-name="T15">e</text:span><text:span text:style-name="T12"> </text:span><text:span text:style-name="T11">instanceof</text:span><text:span text:style-name="T12"> LABQNT$) {</text:span></text:p>
            <text:p text:style-name="P3"><text:span text:style-name="T12"><text:s text:c="16"/></text:span><text:span text:style-name="T12">// </text:span><text:span text:style-name="T16">POSSIBLE GOTO OUT OF COMPONENT</text:span></text:p>
            <text:p text:style-name="P3"><text:span text:style-name="T12"><text:s text:c="16"/></text:span><text:span text:style-name="T12">RTObject$ </text:span><text:span text:style-name="T15">DL</text:span><text:span text:style-name="T12">=</text:span><text:span text:style-name="T13">obj</text:span><text:span text:style-name="T12">.</text:span><text:span text:style-name="T13">DL$</text:span><text:span text:style-name="T12">;</text:span></text:p>
            <text:p text:style-name="P3"><text:span text:style-name="T12"><text:s text:c="12"/></text:span><text:span text:style-name="T12"><text:tab/></text:span><text:span text:style-name="T12"> <text:s text:c="2"/></text:span><text:span text:style-name="T11">if</text:span><text:span text:style-name="T12">(</text:span><text:span text:style-name="T15">DL</text:span><text:span text:style-name="T12">!=</text:span><text:span text:style-name="T11">null</text:span><text:span text:style-name="T12"> &amp;&amp; </text:span><text:span text:style-name="T15">DL</text:span><text:span text:style-name="T12">!=</text:span><text:span text:style-name="T17">CTX$</text:span><text:span text:style-name="T12">) {</text:span></text:p>
            <text:p text:style-name="P3"><text:span text:style-name="T12"><text:s text:c="12"/></text:span><text:span text:style-name="T12"><text:tab/></text:span><text:span text:style-name="T12"> <text:s text:c="6"/></text:span><text:span text:style-name="T15">DL</text:span><text:span text:style-name="T12">.</text:span><text:span text:style-name="T13">PENDING_EXCEPTION$</text:span><text:span text:style-name="T12">=(RuntimeException)</text:span><text:span text:style-name="T15">e</text:span><text:span text:style-name="T12">;</text:span></text:p>
            <text:p text:style-name="P3"><text:span text:style-name="T12"><text:s text:c="12"/></text:span><text:span text:style-name="T12"><text:tab/></text:span><text:span text:style-name="T12"> <text:s text:c="6"/></text:span><text:span text:style-name="T12">D</text:span><text:span text:style-name="T15">L</text:span><text:span text:style-name="T12">.resumeThread();</text:span></text:p>
            <text:p text:style-name="P3"><text:span text:style-name="T12"><text:s text:c="12"/></text:span><text:span text:style-name="T12"><text:tab/></text:span><text:span text:style-name="T12"> <text:s text:c="2"/></text:span><text:span text:style-name="T12">} </text:span><text:span text:style-name="T11">else</text:span><text:span text:style-name="T12"> {</text:span></text:p>
            <text:p text:style-name="P3"><text:span text:style-name="T12"><text:s text:c="12"/></text:span><text:span text:style-name="T12"><text:tab/></text:span><text:span text:style-name="T12"> <text:s text:c="6"/></text:span><text:span text:style-name="T12">ERROR(</text:span><text:span text:style-name="T16">"Illegal GOTO "</text:span><text:span text:style-name="T12">+</text:span><text:span text:style-name="T15">e</text:span><text:span text:style-name="T12">);</text:span></text:p>
            <text:p text:style-name="P3"><text:span text:style-name="T24"><text:s text:c="12"/></text:span><text:span text:style-name="T24"><text:tab/></text:span><text:span text:style-name="T24">...</text:span></text:p>
            <text:p text:style-name="P3"><text:span text:style-name="T24"><text:s text:c="13"/></text:span><text:span text:style-name="T24">}</text:span><text:span text:style-name="T12"> </text:span><text:span text:style-name="T11">else</text:span><text:span text:style-name="T12"> ...</text:span></text:p>
            <text:p text:style-name="P3"><text:span text:style-name="T12"><text:s text:c="9"/></text:span><text:span text:style-name="T12">}</text:span></text:p>
            <text:p text:style-name="P3"><text:span text:style-name="T12"/></text:p>
            <text:p text:style-name="P3"><text:span text:style-name="T12">Thus, when a QPS-component is left we raise the PENDING_EXCEPTION flag and resume next operating component. The resume-operations will re-trow the exception within its Thread.</text:span></text:p>
            <text:p text:style-name="P3"><text:span text:style-name="T12"/></text:p>
            <text:p text:style-name="P3"><text:span text:style-name="T12">For further details see the source code of RTObject.java </text:span></text:p>
          </draw:text-box>
        </draw:frame>
      </draw:page>
      <draw:page draw:name="page4" draw:style-name="dp1" draw:master-page-name="Standard">
        <draw:frame draw:style-name="gr6" draw:layer="layout" svg:width="16.7cm" svg:height="1.3cm" svg:x="1.3cm" svg:y="1.3cm">
          <draw:text-box>
            <text:p><text:span text:style-name="T21"><text:s/></text:span><text:span text:style-name="T26">Byte Code Engineering. </text:span></text:p>
          </draw:text-box>
        </draw:frame>
        <draw:frame draw:style-name="gr10" draw:text-style-name="P4" draw:layer="layout" svg:width="17.8cm" svg:height="8.831cm" svg:x="2cm" svg:y="2.5cm">
          <draw:text-box>
            <text:p text:style-name="P4"><text:span text:style-name="T6">The Apache Commons Byte Code Engineering Library (BCEL) is used to modify the byte code to allow very local goto statements.</text:span></text:p>
            <text:p text:style-name="P4"><text:span text:style-name="T6"/></text:p>
            <text:p text:style-name="P4"><text:span text:style-name="T6">Apache says:</text:span></text:p>
            <text:p text:style-name="P4"><text:span text:style-name="T6"/></text:p>
            <text:p text:style-name="P4"><text:span text:style-name="T27">The Byte Code Engineering Library (Apache Commons BCEL™) is intended to give users a convenient way to analyze, create, and manipulate (binary) Java class files (those ending with .class). Classes are represented by objects which contain all the symbolic information of the given class: methods, fields and byte code instructions, in particular.</text:span></text:p>
            <text:p text:style-name="P4"><text:span text:style-name="T27"/></text:p>
            <text:p text:style-name="P4"><text:span text:style-name="T27">Such objects can be read from an existing file, be transformed by a program (e.g. a class loader at run-time) and written to a file again. An even more interesting application is the creation of classes from scratch at run-time. The Byte Code Engineering Library (BCEL) may be also useful if you want to learn about the Java Virtual Machine (JVM) and the format of Java .class files.</text:span></text:p>
            <text:p text:style-name="P4"><text:span text:style-name="T27"/></text:p>
            <text:p text:style-name="P4"><text:span text:style-name="T6">More info at: <text:s/>http://commons.apache.org/proper/commons-bcel/</text:span></text:p>
          </draw:text-box>
        </draw:frame>
        <draw:frame draw:style-name="gr11" draw:layer="layout" svg:width="18.1cm" svg:height="17.7cm" svg:x="1.9cm" svg:y="11cm">
          <draw:text-box>
            <text:p><text:span text:style-name="T6">To easily modify the code, the compiler generates certain method call in the .java file:</text:span></text:p>
            <text:p><text:span text:style-name="T6"/></text:p>
            <text:p text:style-name="P3"><text:span text:style-name="T22"><text:s/></text:span><text:span text:style-name="T22">- </text:span><text:span text:style-name="T28">LABEL$</text:span><text:span text:style-name="T22">(n); </text:span><text:span text:style-name="T29">// Label #n</text:span></text:p>
            <text:p text:style-name="P3"><text:span text:style-name="T30"/></text:p>
            <text:p text:style-name="P3"><text:span text:style-name="T30"><text:tab/></text:span><text:span text:style-name="T31">This method-call is used to signal the occurence of a label. The byte-code</text:span></text:p>
            <text:p text:style-name="P3"><text:span text:style-name="T31"><text:s/></text:span><text:span text:style-name="T31"><text:tab/></text:span><text:span text:style-name="T31">address is collected and some instruction are removed. The parameter 'n' is</text:span></text:p>
            <text:p text:style-name="P3"><text:span text:style-name="T31"><text:tab/></text:span><text:span text:style-name="T31">the label's ordinal number. </text:span></text:p>
            <text:p text:style-name="P3"><text:span text:style-name="T31"/></text:p>
            <text:p text:style-name="P3"><text:span text:style-name="T31"><text:tab/></text:span><text:span text:style-name="T31">I.e. Try to locate the instruction sequence:</text:span></text:p>
            <text:p text:style-name="P3"><text:span text:style-name="T30"/></text:p>
            <text:p text:style-name="P3"><text:span text:style-name="T32"><text:tab/></text:span><text:span text:style-name="T32"><text:tab/></text:span><text:span text:style-name="T32"> <text:s text:c="3"/></text:span><text:span text:style-name="T32">PREV-INSTRUCTION</text:span></text:p>
            <text:p text:style-name="P5"><text:span text:style-name="T30"><text:tab/></text:span><text:span text:style-name="T30"> <text:s text:c="4"/></text:span><text:span text:style-name="T30"><text:tab/></text:span><text:span text:style-name="T30"> <text:s text:c="3"/></text:span><text:span text:style-name="T30">ICONST n</text:span></text:p>
            <text:p text:style-name="P5"><text:span text:style-name="T30"><text:tab/></text:span><text:span text:style-name="T30"> <text:s text:c="4"/></text:span><text:span text:style-name="T30"><text:tab/></text:span><text:span text:style-name="T30"> <text:s text:c="3"/></text:span><text:span text:style-name="T30">INVOKESTATIC LABEL$</text:span></text:p>
            <text:p text:style-name="P5"><text:span text:style-name="T30"><text:tab/></text:span><text:span text:style-name="T30"> </text:span><text:span text:style-name="T30"><text:tab/></text:span><text:span text:style-name="T30"> <text:s text:c="3"/></text:span><text:span text:style-name="T30">NEXT-INSTRUCTION</text:span></text:p>
            <text:p text:style-name="P5"><text:span text:style-name="T30"/></text:p>
            <text:p text:style-name="P5"><text:span text:style-name="T30"><text:tab/></text:span><text:span text:style-name="T31">Pick up the number 'n', remember address and remove the two middle instruction.</text:span></text:p>
            <text:p text:style-name="P3"><text:span text:style-name="T30"/></text:p>
            <text:p><text:span text:style-name="T30"><text:s text:c="2"/></text:span><text:span text:style-name="T30">- <text:s/></text:span><text:span text:style-name="T28">JUMPTABLE$</text:span><text:span text:style-name="T22">(</text:span><text:span text:style-name="T33">JTX$</text:span><text:span text:style-name="T22">); </text:span><text:span text:style-name="T29">// For ByteCode Engineering</text:span></text:p>
            <text:p text:style-name="P3"/>
            <text:p text:style-name="P3"><text:span text:style-name="T30"><text:tab/></text:span><text:span text:style-name="T31">This method-call is a placeholder for where to put in a Jump-Table.</text:span></text:p>
            <text:p text:style-name="P3"><text:span text:style-name="T31"/></text:p>
            <text:p text:style-name="P3"><text:span text:style-name="T31"><text:tab/></text:span><text:span text:style-name="T31">Try to locate the instruction sequence:</text:span></text:p>
            <text:p text:style-name="P3"><text:span text:style-name="T30"/></text:p>
            <text:p text:style-name="P3"><text:span text:style-name="T30"><text:tab/></text:span><text:span text:style-name="T30"><text:tab/></text:span><text:span text:style-name="T30"> <text:s text:c="4"/></text:span><text:span text:style-name="T30">PREV-INSTRUCTION</text:span></text:p>
            <text:p text:style-name="P3"><text:span text:style-name="T30"><text:tab/></text:span><text:span text:style-name="T30"><text:tab/></text:span><text:span text:style-name="T30"> <text:s text:c="4"/></text:span><text:span text:style-name="T30">GETFIELD JTX$</text:span></text:p>
            <text:p text:style-name="P3"><text:span text:style-name="T30"><text:tab/></text:span><text:span text:style-name="T30"><text:tab/></text:span><text:span text:style-name="T30"> <text:s text:c="4"/></text:span><text:span text:style-name="T30">INVOKESTATIC JUMPTABLE$</text:span></text:p>
            <text:p text:style-name="P3"><text:span text:style-name="T30"><text:tab/></text:span><text:span text:style-name="T30"><text:tab/></text:span><text:span text:style-name="T30"> <text:s text:c="4"/></text:span><text:span text:style-name="T30">NEXT-INSTRUCTION</text:span></text:p>
            <text:p text:style-name="P3"><text:span text:style-name="T30"/></text:p>
            <text:p text:style-name="P3"><text:span text:style-name="T30"><text:tab/></text:span><text:span text:style-name="T31"> </text:span><text:span text:style-name="T31">And replace it by the instruction sequence:</text:span></text:p>
            <text:p text:style-name="P3"><text:span text:style-name="T30"/></text:p>
            <text:p text:style-name="P3"><text:span text:style-name="T30"><text:tab/></text:span><text:span text:style-name="T30"><text:tab/></text:span><text:span text:style-name="T30"> <text:s text:c="4"/></text:span><text:span text:style-name="T30">PREV-INSTRUCTION</text:span></text:p>
            <text:p text:style-name="P3"><text:span text:style-name="T30"><text:tab/></text:span><text:span text:style-name="T30"><text:tab/></text:span><text:span text:style-name="T30"> <text:s text:c="4"/></text:span><text:span text:style-name="T30">GETFIELD JTX$</text:span></text:p>
            <text:p text:style-name="P3"><text:span text:style-name="T30"><text:tab/></text:span><text:span text:style-name="T30"><text:tab/></text:span><text:span text:style-name="T30"> <text:s text:c="4"/></text:span><text:span text:style-name="T30">TABLESWITCH ... uses the addresses collected for labels.</text:span></text:p>
            <text:p text:style-name="P3"><text:span text:style-name="T30"><text:tab/></text:span><text:span text:style-name="T30"><text:tab/></text:span><text:span text:style-name="T30"> <text:s text:c="4"/></text:span><text:span text:style-name="T30">NEXT-INSTRUCTION</text:span></text:p>
            <text:p text:style-name="P3"><text:span text:style-name="T30"/></text:p>
            <text:p><text:span text:style-name="T12">For further details see the source code of </text:span><text:span text:style-name="T34">ByteCodeEngineering</text:span><text:span text:style-name="T12">.java</text:span></text:p>
          </draw:text-box>
        </draw:frame>
      </draw:page>
      <draw:page draw:name="page5" draw:style-name="dp1" draw:master-page-name="Standard">
        <draw:frame draw:style-name="gr12" draw:text-style-name="P6" draw:layer="layout" svg:width="17.2cm" svg:height="1.1cm" svg:x="2cm" svg:y="2cm">
          <draw:text-box>
            <text:p text:style-name="P6"><text:span text:style-name="T3">Goto virtual label</text:span></text:p>
          </draw:text-box>
        </draw:frame>
        <draw:frame draw:style-name="gr13" draw:text-style-name="P7" draw:layer="layout" svg:width="7.1cm" svg:height="7.2cm" svg:x="5.6cm" svg:y="4cm">
          <draw:text-box>
            <text:p text:style-name="P7">BEGIN</text:p>
            <text:p text:style-name="P7"/>
            <text:p text:style-name="P7"><text:s text:c="3"/>class A; virtual: label L;</text:p>
            <text:p text:style-name="P7"><text:s text:c="3"/>begin </text:p>
            <text:p text:style-name="P7"><text:s text:c="6"/>goto L;</text:p>
            <text:p text:style-name="P7"><text:s text:c="3"/>end;</text:p>
            <text:p text:style-name="P7"><text:s text:c="3"/></text:p>
            <text:p text:style-name="P7"><text:s text:c="3"/>A class B;</text:p>
            <text:p text:style-name="P7"><text:s text:c="3"/>begin</text:p>
            <text:p text:style-name="P7"><text:s text:c="6"/>L: <text:span text:style-name="T35">outtext</text:span>("OK");</text:p>
            <text:p text:style-name="P7"><text:s text:c="3"/>end; <text:s text:c="2"/></text:p>
            <text:p text:style-name="P7"><text:s text:c="3"/></text:p>
            <text:p text:style-name="P7"><text:s text:c="3"/><text:span text:style-name="T35">ref</text:span>(B) x;</text:p>
            <text:p text:style-name="P7"><text:s text:c="3"/>x:-new B;</text:p>
            <text:p text:style-name="P7"><text:s text:c="3"/></text:p>
            <text:p text:style-name="P7">END;</text:p>
          </draw:text-box>
        </draw:frame>
        <draw:frame draw:style-name="gr14" draw:layer="layout" svg:width="16.9cm" svg:height="2.8cm" svg:x="2.1cm" svg:y="12.1cm">
          <draw:text-box>
            <text:p><text:span text:style-name="T6">Kompilern gir følgende warning:</text:span></text:p>
            <text:p/>
            <text:p text:style-name="P8"><text:span text:style-name="T36">LINE 3: WARNING: Goto Virtual label L is not fully implemented, may result in Runtime ERROR</text:span></text:p>
          </draw:text-box>
        </draw:frame>
        <draw:frame draw:style-name="gr15" draw:layer="layout" svg:width="17cm" svg:height="4cm" svg:x="2.1cm" svg:y="15cm">
          <draw:text-box>
            <text:p><text:span text:style-name="T6">Og ved runtime får vi:</text:span></text:p>
            <text:p><text:span text:style-name="T6"/></text:p>
            <text:p text:style-name="P9"><text:span text:style-name="T34">Thread:main[Simula adHoc01]: SIMULA RUNTIME ERROR: NOT IMPLEMENTED: Goto Virtual Label </text:span></text:p>
          </draw:text-box>
        </draw:frame>
        <draw:frame draw:style-name="gr16" draw:layer="layout" svg:width="17.1cm" svg:height="3.811cm" svg:x="2.2cm" svg:y="21.289cm">
          <draw:text-box>
            <text:p>Kan vi leve med dette ? </text:p>
            <text:p/>
            <text:p>Kan vi påstå at L i subklasse ikke er synlig ved goto ?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9-18T11:28:38.56</meta:creation-date>
    <dc:date>2018-09-21T16:38:53.37</dc:date>
    <dc:creator>Øystein Myhre Andersen</dc:creator>
    <meta:editing-duration>PT18H5M25S</meta:editing-duration>
    <meta:editing-cycles>14</meta:editing-cycles>
    <meta:generator>OpenOffice/4.1.5$Win32 OpenOffice.org_project/415m1$Build-9789</meta:generator>
    <meta:document-statistic meta:object-count="18"/>
  </office:meta>
</office:document-meta>
</file>